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1.372in" fo:min-width="3.4465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svg:width="3.5941in" svg:height="1.5197in" svg:x="1.6193in" svg:y="0.1783in"><text:p text:style-name="P1">View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1" svg:width="3.5941in" svg:height="1.5197in" svg:x="1.6193in" svg:y="2.0917in"><text:p text:style-name="P1">Controll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" draw:style-name="gr1" svg:width="3.5941in" svg:height="1.5197in" svg:x="1.6193in" svg:y="4.0047in"><text:p text:style-name="P1">Mode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0:38:00.662660591</meta:creation-date>
    <dc:date>2018-06-05T00:53:14.224160731</dc:date>
    <meta:editing-duration>PT5M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4.6.2$Linux_X86_64 LibreOffice_project/40$Build-2</meta:generator>
  </office:meta>
</office:document-meta>
</file>